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LINA ŁEZ</text:p>
      <text:p text:style-name="Standard">To zagłębienie występujące poniżej dolnej granicy powieki dolnej , nad górnym brzegiem policzka <text:s/>Zagłębienie to nadaje <text:s/>twarzy smutny , zmęczony wygląd.</text:p>
      <text:p text:style-name="Standard">Dzięki preparatom z kwasem hiauronowym mamy możliwość całkowitej korekty tej okolicy, uzyskując efekt rozjaśnienia , świeżego oraz naturalnego wyglądu. Zabieg wyknywany jest w znieczuleniu miejscowym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5T15:33:14</meta:creation-date>
    <meta:document-statistic meta:table-count="0" meta:image-count="0" meta:object-count="0" meta:page-count="1" meta:paragraph-count="3" meta:word-count="48" meta:character-count="362"/>
    <dc:date>2017-11-05T15:44:24</dc:date>
    <meta:editing-duration>PT11M10S</meta:editing-duration>
    <meta:editing-cycles>1</meta:editing-cycles>
    <meta:generator>OpenOffice/4.1.2$Unix OpenOffice.org_project/412m3$Build-9782</meta:generator>
  </office:meta>
</office:document-meta>
</file>